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e176"/>
    </style:style>
    <style:style style:name="P2" style:family="paragraph" style:parent-style-name="Standard">
      <style:text-properties officeooo:rsid="002017eb" officeooo:paragraph-rsid="002017eb"/>
    </style:style>
    <style:style style:name="P3" style:family="paragraph" style:parent-style-name="Standard">
      <style:text-properties officeooo:rsid="0021bb24" officeooo:paragraph-rsid="0021bb24"/>
    </style:style>
    <style:style style:name="T1" style:family="text">
      <style:text-properties officeooo:rsid="001ee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imeiro token: </text:span>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</text:p>
      <text:p text:style-name="Standard"/>
      <text:p text:style-name="P1"><text:span text:style-name="T1">segundo token: </text:span>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</text:p>
      <text:p text:style-name="P1"/>
      <text:p text:style-name="P2">terceiro: 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</text:p>
      <text:p text:style-name="P2"/>
      <text:p text:style-name="P3">quarto: 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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20:39:31.627284632</meta:creation-date>
    <dc:date>2026-03-09T21:40:56.816982761</dc:date>
    <meta:editing-duration>PT29M37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1" meta:paragraph-count="4" meta:word-count="10" meta:character-count="209" meta:non-whitespace-character-count="203"/>
  </office:meta>
</office:document-meta>
</file>